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Symbol2" fo:font-size="16pt" style:font-name-asian="Symbol2" style:font-size-asian="16pt" style:font-name-complex="Symbol2" style:font-size-complex="16pt"/>
    </style:style>
    <style:style style:name="T5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6" style:family="text">
      <style:text-properties fo:color="#000000" style:font-name="Liberation Sans3" fo:font-size="16pt" style:font-name-asian="Liberation Sans3" style:font-size-asian="16pt" style:font-name-complex="Liberation Sans3" style:font-size-complex="16pt"/>
    </style:style>
    <style:style style:name="T7" style:family="text">
      <style:text-properties fo:color="#000000" style:font-name="Symbol2" fo:font-size="16pt" style:font-name-asian="Symbol2" style:font-size-asian="16pt" style:font-name-complex="Symbol2" style:font-size-complex="16pt"/>
    </style:style>
    <style:style style:name="T8" style:family="text">
      <style:text-properties fo:color="#000000" style:font-name="Liberation Sans" fo:font-size="16pt" style:font-name-asian="Liberation Sans3" style:font-size-asian="16pt" style:font-name-complex="Liberation Sans3" style:font-size-complex="16pt"/>
    </style:style>
    <style:style style:name="T9" style:family="text">
      <style:text-properties fo:color="#000000" style:font-name="Liberation Sans" fo:font-size="16pt" style:font-name-asian="Symbol2" style:font-size-asian="16pt" style:font-name-complex="Symbol2" style:font-size-complex="16pt"/>
    </style:style>
    <style:style style:name="T10" style:family="text">
      <style:text-properties fo:color="#999999" style:font-name="Liberation Sans3" fo:font-size="16pt" style:font-name-asian="Liberation Sans3" style:font-size-asian="16pt" style:font-name-complex="Liberation Sans3" style:font-size-complex="16pt"/>
    </style:style>
    <style:style style:name="T11" style:family="text">
      <style:text-properties fo:color="#999999" style:font-name="Symbol2" fo:font-size="16pt" style:font-name-asian="Symbol2" style:font-size-asian="16pt" style:font-name-complex="Symbol2" style:font-size-complex="16pt"/>
    </style:style>
    <style:style style:name="T12" style:family="text">
      <style:text-properties fo:color="#999999" style:font-name="Liberation Sans" fo:font-size="16pt" style:font-name-asian="Liberation Sans3" style:font-size-asian="16pt" style:font-name-complex="Liberation Sans3" style:font-size-complex="16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54cm" svg:height="4.747cm" svg:x="3.831cm" svg:y="3.511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47cm" svg:height="5.064cm" svg:x="8.257cm" svg:y="3.195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21cm" svg:height="5.341cm" svg:x="6.361cm" svg:y="6.041cm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Z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46cm" svg:height="0.988cm" svg:x="1.01cm" svg:y="1.452cm">
          <draw:text-box>
            <text:p><text:span text:style-name="T2">│</text:span><text:span text:style-name="T3">X </text:span><text:span text:style-name="T4">È</text:span><text:span text:style-name="T5"> Y </text:span><text:span text:style-name="T4">È Z </text:span><text:span text:style-name="T2">│= </text:span><text:span text:style-name="T6">│X│+│Y│+│Z│-│X </text:span><text:span text:style-name="T7">Ç </text:span><text:span text:style-name="T8">Y</text:span><text:span text:style-name="T6">│-│X </text:span><text:span text:style-name="T7">Ç </text:span><text:span text:style-name="T9">Z</text:span><text:span text:style-name="T6">│-│Y </text:span><text:span text:style-name="T7">Ç </text:span><text:span text:style-name="T9">Z</text:span><text:span text:style-name="T6">│</text:span><text:span text:style-name="T10">+│X </text:span><text:span text:style-name="T11">Ç </text:span><text:span text:style-name="T12">Y </text:span><text:span text:style-name="T11">Ç Z</text:span><text:span text:style-name="T10">│</text:span></text:p>
          </draw:text-box>
        </draw:frame>
        <draw:frame draw:style-name="gr3" draw:text-style-name="P4" draw:layer="layout" svg:width="0.896cm" svg:height="1.09cm" svg:x="4.689cm" svg:y="5.184cm">
          <draw:text-box>
            <text:p><text:span text:style-name="T13">1</text:span></text:p>
          </draw:text-box>
        </draw:frame>
        <draw:frame draw:style-name="gr3" draw:text-style-name="P4" draw:layer="layout" svg:width="0.896cm" svg:height="1.09cm" svg:x="9.489cm" svg:y="4.584cm">
          <draw:text-box>
            <text:p><text:span text:style-name="T13">1</text:span></text:p>
          </draw:text-box>
        </draw:frame>
        <draw:frame draw:style-name="gr3" draw:text-style-name="P4" draw:layer="layout" svg:width="0.896cm" svg:height="1.09cm" svg:x="9.689cm" svg:y="6.384cm">
          <draw:text-box>
            <text:p><text:span text:style-name="T13">0</text:span></text:p>
          </draw:text-box>
        </draw:frame>
        <draw:frame draw:style-name="gr3" draw:text-style-name="P4" draw:layer="layout" svg:width="0.896cm" svg:height="1.09cm" svg:x="15.189cm" svg:y="4.984cm">
          <draw:text-box>
            <text:p><text:span text:style-name="T13">1</text:span></text:p>
          </draw:text-box>
        </draw:frame>
        <draw:frame draw:style-name="gr3" draw:text-style-name="P4" draw:layer="layout" svg:width="0.896cm" svg:height="1.09cm" svg:x="12.049cm" svg:y="7.028cm">
          <draw:text-box>
            <text:p><text:span text:style-name="T13">1</text:span></text:p>
          </draw:text-box>
        </draw:frame>
        <draw:frame draw:style-name="gr3" draw:text-style-name="P4" draw:layer="layout" svg:width="0.896cm" svg:height="1.09cm" svg:x="7.689cm" svg:y="6.984cm">
          <draw:text-box>
            <text:p><text:span text:style-name="T13">1</text:span></text:p>
          </draw:text-box>
        </draw:frame>
        <draw:frame draw:style-name="gr3" draw:text-style-name="P4" draw:layer="layout" svg:width="0.896cm" svg:height="1.09cm" svg:x="9.889cm" svg:y="10.284cm">
          <draw:text-box>
            <text:p><text:span text:style-name="T1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3T11:44:37.509687949</dc:date>
    <dc:creator>elucterio </dc:creator>
    <meta:editing-duration>PT11H54M21S</meta:editing-duration>
    <meta:editing-cycles>10</meta:editing-cycles>
    <meta:generator>LibreOffice/4.2.8.2$Linux_X86_64 LibreOffice_project/420m0$Build-2</meta:generator>
    <meta:document-statistic meta:object-count="11"/>
  </office:meta>
</office:document-meta>
</file>